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53in"/>
    </style:style>
    <style:style style:name="co2" style:family="table-column">
      <style:table-column-properties fo:break-before="auto" style:column-width="0.5665in"/>
    </style:style>
    <style:style style:name="co3" style:family="table-column">
      <style:table-column-properties fo:break-before="auto" style:column-width="0.6181in"/>
    </style:style>
    <style:style style:name="co4" style:family="table-column">
      <style:table-column-properties fo:break-before="auto" style:column-width="0.4382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5535in"/>
    </style:style>
    <style:style style:name="co7" style:family="table-column">
      <style:table-column-properties fo:break-before="auto" style:column-width="0.4764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2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s1_name</text:p>
          </table:table-cell>
          <table:table-cell office:value-type="string">
            <text:p>s1_min</text:p>
          </table:table-cell>
          <table:table-cell office:value-type="string">
            <text:p>s1_max</text:p>
          </table:table-cell>
          <table:table-cell office:value-type="string">
            <text:p>s1_n</text:p>
          </table:table-cell>
          <table:table-cell office:value-type="string">
            <text:p>s2_name</text:p>
          </table:table-cell>
          <table:table-cell office:value-type="string">
            <text:p>s2_min</text:p>
          </table:table-cell>
          <table:table-cell office:value-type="string">
            <text:p>s2_max</text:p>
          </table:table-cell>
          <table:table-cell office:value-type="string">
            <text:p>s2_n</text:p>
          </table:table-cell>
          <table:table-cell office:value-type="string">
            <text:p>par3</text:p>
          </table:table-cell>
          <table:table-cell office:value-type="string">
            <text:p>par4</text:p>
          </table:table-cell>
          <table:table-cell office:value-type="string">
            <text:p>par5</text:p>
          </table:table-cell>
          <table:table-cell office:value-type="string">
            <text:p>par6</text:p>
          </table:table-cell>
          <table:table-cell office:value-type="string">
            <text:p>par7</text:p>
          </table:table-cell>
          <table:table-cell office:value-type="string">
            <text:p>par8</text:p>
          </table:table-cell>
          <table:table-cell office:value-type="string">
            <text:p>par9</text:p>
          </table:table-cell>
          <table:table-cell office:value-type="string">
            <text:p>par10</text:p>
          </table:table-cell>
          <table:table-cell office:value-type="string">
            <text:p>par11</text:p>
          </table:table-cell>
          <table:table-cell office:value-type="string">
            <text:p>par12</text:p>
          </table:table-cell>
          <table:table-cell office:value-type="string">
            <text:p>par13</text:p>
          </table:table-cell>
          <table:table-cell office:value-type="string">
            <text:p>par14</text:p>
          </table:table-cell>
          <table:table-cell office:value-type="string">
            <text:p>par15</text:p>
          </table:table-cell>
          <table:table-cell office:value-type="string">
            <text:p>par16</text:p>
          </table:table-cell>
          <table:table-cell office:value-type="string">
            <text:p>par17</text:p>
          </table:table-cell>
          <table:table-cell office:value-type="string">
            <text:p>par18</text:p>
          </table:table-cell>
          <table:table-cell office:value-type="string">
            <text:p>par19</text:p>
          </table:table-cell>
          <table:table-cell office:value-type="string">
            <text:p>par20</text:p>
          </table:table-cell>
          <table:table-cell office:value-type="string">
            <text:p>par21</text:p>
          </table:table-cell>
          <table:table-cell office:value-type="string">
            <text:p>par22</text:p>
          </table:table-cell>
          <table:table-cell office:value-type="string">
            <text:p>par23</text:p>
          </table:table-cell>
          <table:table-cell office:value-type="string">
            <text:p>par24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times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par1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string">
            <text:p>par2</text:p>
          </table:table-cell>
          <table:table-cell office:value-type="float" office:value="0.05">
            <text:p>0.05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02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editing-duration>PT31M43S</meta:editing-duration>
    <meta:editing-cycles>10</meta:editing-cycles>
    <meta:creation-date>2015-11-02T11:57:55.26</meta:creation-date>
    <dc:date>2016-03-21T02:46:19</dc:date>
    <dc:creator>Tomasz Jetka</dc:creator>
    <meta:document-statistic meta:table-count="1" meta:cell-count="330" meta:object-count="0"/>
  </office:meta>
</office:document-meta>
</file>